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3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9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margin-top="0.199cm" fo:margin-bottom="0.199cm"/>
    </style:style>
    <style:style style:name="P11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2" style:family="paragraph" style:parent-style-name="Text_20_body">
      <style:text-properties fo:language="pt" fo:country="BR" style:text-underline-style="solid" style:text-underline-width="auto" style:text-underline-color="font-color" style:font-name-complex="Arial"/>
    </style:style>
    <style:style style:name="P13" style:family="paragraph" style:parent-style-name="Text_20_body">
      <style:paragraph-properties fo:margin-left="0cm" fo:margin-right="0cm" fo:margin-top="0.199cm" fo:margin-bottom="0.199cm" fo:text-indent="1.199cm" style:auto-text-indent="false"/>
    </style:style>
    <style:style style:name="P14" style:family="paragraph" style:parent-style-name="Text_20_body">
      <style:paragraph-properties fo:margin-left="0cm" fo:margin-right="0cm" fo:margin-top="0.199cm" fo:margin-bottom="0.199cm" fo:text-align="start" style:justify-single-word="false" fo:text-indent="1.199cm" style:auto-text-indent="false"/>
    </style:style>
    <style:style style:name="P15" style:family="paragraph" style:parent-style-name="Text_20_body">
      <style:paragraph-properties fo:margin-left="0cm" fo:margin-right="0cm" fo:margin-top="0.199cm" fo:margin-bottom="0.199cm" fo:text-indent="1.199cm" style:auto-text-indent="false"/>
      <style:text-properties style:font-name-complex="Arial"/>
    </style:style>
    <style:style style:name="P16" style:family="paragraph" style:parent-style-name="Heading_20_1">
      <style:text-properties fo:language="pt" fo:country="BR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-complex="Arial"/>
    </style:style>
    <style:style style:name="T4" style:family="text">
      <style:text-properties style:font-name-complex="Arial" style:font-style-complex="italic"/>
    </style:style>
    <style:style style:name="T5" style:family="text">
      <style:text-properties style:font-name="Tahoma1" fo:font-size="10pt" style:font-size-asian="10pt" style:font-name-complex="Arial" style:font-size-complex="10pt"/>
    </style:style>
    <style:style style:name="T6" style:family="text">
      <style:text-properties style:font-name="Tahoma1" fo:font-size="10pt" style:font-size-asian="10pt" style:font-size-complex="10pt"/>
    </style:style>
    <style:style style:name="T7" style:family="text">
      <style:text-properties fo:language="pt" fo:country="BR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6">Food Delivery Web</text:p>
      <text:p text:style-name="P2">Especificação de Caso de Uso</text:p>
      <text:p text:style-name="P5"/>
      <text:p text:style-name="P4">Histórico de Revisões</text:p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7">Data</text:p>
          </table:table-cell>
          <table:table-cell table:style-name="Tabela1.A1" office:value-type="string">
            <text:p text:style-name="P7">Versão</text:p>
          </table:table-cell>
          <table:table-cell table:style-name="Tabela1.A1" office:value-type="string">
            <text:p text:style-name="P7">Descrição</text:p>
          </table:table-cell>
          <table:table-cell table:style-name="Tabela1.D1" office:value-type="string">
            <text:p text:style-name="P7">Autor</text:p>
          </table:table-cell>
        </table:table-row>
        <table:table-row table:style-name="Tabela1.1">
          <table:table-cell table:style-name="Tabela1.A2" office:value-type="date" office:date-value="2009-10-14">
            <text:p text:style-name="P3">14/10/09</text:p>
          </table:table-cell>
          <table:table-cell table:style-name="Tabela1.B2" office:value-type="float" office:value="1">
            <text:p text:style-name="P3">1</text:p>
          </table:table-cell>
          <table:table-cell table:style-name="Tabela1.C2" office:value-type="string">
            <text:p text:style-name="P3">Original</text:p>
          </table:table-cell>
          <table:table-cell table:style-name="Tabela1.D2" office:value-type="string">
            <text:p text:style-name="P3">Pedro</text:p>
          </table:table-cell>
        </table:table-row>
        <table:table-row table:style-name="Tabela1.1"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</table:table>
      <text:p text:style-name="Text_20_body"/>
      <text:p text:style-name="P9">Efetuar Cadastro</text:p>
      <text:h text:style-name="P16" text:outline-level="1">Breve Descrição</text:h>
      <text:p text:style-name="Text_20_body">Este caso de uso permite que o cliente cadastre, altere e visualize seus dados.</text:p>
      <text:h text:style-name="P16" text:outline-level="1">Referências </text:h>
      <text:p text:style-name="Text_20_body">Não há.</text:p>
      <text:h text:style-name="P16" text:outline-level="1">Atores</text:h>
      <text:p text:style-name="Text_20_body">Cliente</text:p>
      <text:h text:style-name="P16" text:outline-level="1">Pré-condições</text:h>
      <text:p text:style-name="Text_20_body">Não há.</text:p>
      <text:h text:style-name="P16" text:outline-level="1">Fluxos de Eventos</text:h>
      <text:h text:style-name="Heading_20_2" text:outline-level="2">Fluxo Básico</text:h>
      <text:p text:style-name="Text_20_body">Este caso de uso começa quando o ator seleciona a opção cadastro na tela inicial.</text:p>
      <text:p text:style-name="P10">1. O sistema verifica que não há usuário logado no sistema.</text:p>
      <text:p text:style-name="P13">2. O sistema exibe um formulário com os campos: <text:span text:style-name="T5">nome, email, senha, endereço, ponto de referência, CEP, telefone fixo, celular, data de nascimento, sexo e CPF em branco e um painel com a opção Cadastrar.</text:span></text:p>
      <text:p text:style-name="P13"><text:span text:style-name="T5">3. O ator informa os dados para o cadastro.</text:span></text:p>
      <text:p text:style-name="P13"><text:span text:style-name="T5">4. O ator seleciona a opção Cadastrar</text:span></text:p>
      <text:p text:style-name="P13"><text:span text:style-name="T5">5. O sistema valida os dados digitados conforme a regra de negocio “RN1 – Validação ao Incluir ou Alterar dados de Cliente” </text:span></text:p>
      <text:p text:style-name="P13"><text:span text:style-name="T5">6. O sistema inclui os dados do cliente na base de dados e exibe a mensagem “Cliente cadastrado com sucesso”.</text:span></text:p>
      <text:p text:style-name="P13"><text:span text:style-name="T5">7. O sistema efetua o login do cliente recém cadastrado.</text:span></text:p>
      <text:p text:style-name="P13"><text:span text:style-name="T5">8. O caso de uso é encerrado.</text:span></text:p>
      <text:p text:style-name="P13"><text:soft-page-break/><text:span text:style-name="T5"/></text:p>
      <text:p text:style-name="P13"><text:span text:style-name="T5"/></text:p>
      <text:h text:style-name="Heading_20_2" text:outline-level="2">Fluxos Alternativos</text:h>
      <text:p text:style-name="P12">A1 – Alterar Dados</text:p>
      <text:p text:style-name="Text_20_body">No passo 1 do fluxo básico: </text:p>
      <text:p text:style-name="P14">1. O sistema verifica que já há um cliente logado.</text:p>
      <text:p text:style-name="P13"><text:span text:style-name="T3">2. O sistema exibe um formulário com os campos: </text:span><text:span text:style-name="T5">nome, email, senha, endereço, ponto de referência, CEP, telefone fixo, celular, data de nascimento, <text:s/>sexo e CPF preenchidos com os valores salvos no banco de dados sem permissão para edição e um painel com a opção Alterar Dados.</text:span></text:p>
      <text:p text:style-name="P13">3. O ator seleciona a opção Alterar Dados.</text:p>
      <text:p text:style-name="P15"><text:span text:style-name="T6">4. O sistema exibe um formulário com os campos: nome, email, senha, endereço, ponto de referência, CEP, telefone fixo, celular, data de nascimento, <text:s/>sexo e CPF preenchidos com os valores salvos no banco de dados e um painel com a opção Salvar.</text:span></text:p>
      <text:p text:style-name="P13">5. O ator altera os valores dos dados.</text:p>
      <text:p text:style-name="P13">6. O ator seleciona a opção Salvar.</text:p>
      <text:p text:style-name="P13">7.<text:span text:style-name="T2">O sistema valida os dados digitados conforme a regra de negocio “RN1 – Validação ao Incluir ou Alterar dados de Cliente” </text:span></text:p>
      <text:p text:style-name="P13">8. O sistema altera os dados do cliente na base de dados e exibe a mensagem “Dados alterado com sucesso”.</text:p>
      <text:p text:style-name="P15"><text:span text:style-name="T6">9. O caso de uso é encerrado.</text:span></text:p>
      <text:h text:style-name="P16" text:outline-level="1">Pontos de Extensão</text:h>
      <text:p text:style-name="Text_20_body">Não há.</text:p>
      <text:h text:style-name="P16" text:outline-level="1">Casos de Uso Incluídos</text:h>
      <text:p text:style-name="Text_20_body">Não há.</text:p>
      <text:h text:style-name="Heading_20_1" text:outline-level="1"><text:span text:style-name="T7">Pós-Condições</text:span></text:h>
      <text:h text:style-name="Heading_20_1" text:outline-level="1"><text:span text:style-name="T7">Outros Diagramas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er" style:family="paragraph" style:parent-style-name="Standard" style:class="text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1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1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Contents_20_1" style:display-name="Contents 1" style:family="paragraph" style:parent-style-name="Standard" style:next-style-name="Standard" style:class="index">
      <style:text-properties style:font-name="Verdana1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1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1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1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1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UC8 - Efetuar cadastr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UC8 - Efetuar cadastr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15T09:31:59.71</dc:date>
    <meta:editing-cycles>17</meta:editing-cycles>
    <meta:editing-duration>PT02H35M10S</meta:editing-duration>
    <meta:generator>OpenOffice.org/3.1$Win32 OpenOffice.org_project/310m11$Build-9399</meta:generator>
    <dc:creator>Pedro </dc:creator>
    <meta:document-statistic meta:table-count="1" meta:image-count="0" meta:object-count="0" meta:page-count="2" meta:paragraph-count="51" meta:word-count="409" meta:character-count="2221"/>
    <meta:user-defined meta:name="ReqProMenus" meta:value-type="boolean">false</meta:user-defined>
  </office:meta>
</office:document-meta>
</file>